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2" style:family="table">
      <style:table-properties style:width="6.4896in" fo:margin-left="0.0104in" fo:margin-top="0in" fo:margin-bottom="0in" fo:break-before="auto" fo:break-after="auto" table:align="left"/>
    </style:style>
    <style:style style:name="Table2.A" style:family="table-column">
      <style:table-column-properties style:column-width="6.4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1">Email #1</text:span><text:span text:style-name="T2">: Email to a new data professional on the data team</text:span></text:p>
          </table:table-cell>
        </table:table-row>
        <table:table-row table:style-name="Table1.1">
          <table:table-cell table:style-name="Table1.A2" office:value-type="string">
            <text:p text:style-name="Standard">Dear Akbar,</text:p>
            <text:p text:style-name="Standard"/>
            <text:p text:style-name="Standard">My name is Simone, one of the data analytics professionals with the National Parks Service and a member of the data team responsible for the wildfire project.</text:p>
            <text:p text:style-name="Standard"/>
            <text:p text:style-name="Standard">I'd like to welcome you aboard and take this opportunity to give you a brief overview of our project. The objective of our team's work was to develop a predictive model for wildfires with an accuracy of at least 90%. Through our collaborative efforts, we've met this goal, significantly improving our ability to anticipate and mitigate the impact of these wildfires.</text:p>
            <text:p text:style-name="Standard"/>
            <text:p text:style-name="Standard">I look forward to sharing more about our project's methodology, the data sets we've been working with, and how we maintain our model's accuracy in the face of ever-changing factors. This will ensure you have the knowledge necessary to contribute to our team's ongoing efforts.</text:p>
            <text:p text:style-name="Standard"/>
            <text:p text:style-name="Standard"/>
            <text:p text:style-name="Standard">Simone</text:p>
            <text:p text:style-name="Standard">Data analytics professional</text:p>
            <text:p text:style-name="Standard">National Parks Service Data Team</text:p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1">Email #2</text:span><text:span text:style-name="T2">: Email to a new writer for the agency’s public relations department</text:span></text:p>
          </table:table-cell>
        </table:table-row>
        <table:table-row table:style-name="Table2.1">
          <table:table-cell table:style-name="Table2.A2" office:value-type="string">
            <text:p text:style-name="P1">Dear Victoria,</text:p>
            <text:p text:style-name="P1"/>
            <text:p text:style-name="P1">My name is Simone, one of the data analytics professionals with the National Parks Service and a member of the data team responsible for the wildfire project.</text:p>
            <text:p text:style-name="P1"/>
            <text:p text:style-name="Standard">I'm excited to share with you the impact of our project. We've developed a predictive model that improved our prior wildfire prediction system by 35%. As a result, we've enhanced the effectiveness of wildfire prevention efforts, not just domestically, but globally. This achievement is now referenced in training courses for firefighters, park rangers, and other national park employees.</text:p>
            <text:p text:style-name="P1"/>
            <text:p text:style-name="P1">Simone</text:p>
            <text:p text:style-name="P1">Data analytics professional</text:p>
            <text:p text:style-name="P1">National Parks Service Data Team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15" meta:word-count="265" meta:character-count="1635" meta:non-whitespace-character-count="1385"/>
    <meta:generator>LibreOfficeDev/6.0.5.2$Linux_X86_64 LibreOffice_project/</meta:generator>
  </office:meta>
</office:document-meta>
</file>